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00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P1</text:p>
          </table:table-cell>
          <table:table-cell table:style-name="ce1" table:number-columns-repeated="3"/>
          <table:table-cell table:style-name="ce2"/>
          <table:table-cell table:style-name="ce1"/>
        </table:table-row>
        <table:table-row table:style-name="ro1">
          <table:table-cell office:value-type="string">
            <text:p>P2</text:p>
          </table:table-cell>
          <table:table-cell table:style-name="ce1"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P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>
            <text:p>P4</text:p>
          </table:table-cell>
          <table:table-cell table:style-name="ce1" table:number-columns-repeated="4"/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/>
          <table:table-cell office:value-type="string">
            <text:p>Tempo utilizzo CPU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empo di attesa</text:p>
          </table:table-cell>
          <table:table-cell table:number-columns-repeated="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0">20/04/2026</text:date>, <text:time>13.47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a  Chiumento </meta:initial-creator>
    <meta:creation-date>2026-04-20T13:34:33.59</meta:creation-date>
    <dc:date>2026-04-20T13:47:01.39</dc:date>
    <dc:creator>Justina  Chiumento </dc:creator>
    <meta:editing-duration>PT12M29S</meta:editing-duration>
    <meta:editing-cycles>1</meta:editing-cycles>
    <meta:document-statistic meta:table-count="3" meta:cell-count="6" meta:object-count="0"/>
    <meta:generator>OpenOffice/4.1.13$Win32 OpenOffice.org_project/4113m1$Build-9810</meta:generator>
  </office:meta>
</office:document-meta>
</file>